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color="#000000" draw:fill="none"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12.215cm" fo:min-width="0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12.817cm" fo:min-width="0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5.32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4.329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4.741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3.793cm" fo:min-width="0cm"/>
      <style:paragraph-properties style:writing-mode="lr-tb"/>
    </style:style>
    <style:style style:name="gr8" style:family="graphic" style:parent-style-name="standard">
      <style:graphic-properties draw:stroke="none" draw:fill="none" fo:min-height="1.898cm"/>
      <style:paragraph-properties style:writing-mode="lr-tb"/>
    </style:style>
    <style:style style:name="P1" style:family="paragraph">
      <loext:graphic-properties draw:fill="none"/>
      <style:paragraph-properties fo:text-align="center"/>
    </style:style>
    <style:style style:name="P2" style:family="paragraph">
      <style:paragraph-properties fo:text-align="justify"/>
    </style:style>
    <style:style style:name="P3" style:family="paragraph">
      <loext:graphic-properties draw:fill="none" draw:fill-color="#ffffff"/>
      <style:paragraph-properties fo:text-align="justify" style:writing-mode="lr-tb"/>
      <style:text-properties style:font-name="Arial" fo:font-size="9pt" style:font-size-asian="9pt" style:font-size-complex="9pt"/>
    </style:style>
    <style:style style:name="P4"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5" style:family="paragraph">
      <style:paragraph-properties fo:text-align="start"/>
    </style:style>
    <style:style style:name="P6" style:family="paragraph">
      <loext:graphic-properties draw:fill="none" draw:fill-color="#ffffff"/>
      <style:paragraph-properties fo:text-align="start" style:writing-mode="lr-tb"/>
      <style:text-properties style:font-name="Arial" fo:font-size="12pt" style:font-size-asian="12pt" style:font-size-complex="12pt"/>
    </style:style>
    <style:style style:name="P7" style:family="paragraph">
      <loext:graphic-properties draw:fill="none"/>
      <style:paragraph-properties style:writing-mode="lr-tb"/>
      <style:text-properties fo:font-size="10pt" style:font-size-asian="10pt" style:font-size-complex="10pt"/>
    </style:style>
    <style:style style:name="P8" style:family="paragraph">
      <loext:graphic-properties draw:fill="none" draw:fill-color="#ffffff"/>
      <style:paragraph-properties fo:text-align="start" style:writing-mode="lr-tb"/>
      <style:text-properties style:font-name="Arial" fo:font-size="10pt" style:font-size-asian="10pt" style:font-size-complex="10pt"/>
    </style:style>
    <style:style style:name="T1" style:family="text">
      <style:text-properties style:font-name="Arial" fo:font-size="9pt" style:font-size-asian="9pt" style:font-size-complex="9pt"/>
    </style:style>
    <style:style style:name="T2" style:family="text">
      <style:text-properties fo:font-variant="normal" fo:text-transform="none"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normal" style:font-size-asian="14pt" style:font-weight-asian="normal" style:font-size-complex="14pt" style:font-weight-complex="normal"/>
    </style:style>
    <style:style style:name="T5" style:family="text">
      <style:text-properties style:font-name="Arial" fo:font-size="12pt" style:font-size-asian="12pt" style:font-size-complex="12pt"/>
    </style:style>
    <style:style style:name="T6" style:family="text">
      <style:text-properties style:font-name="Arial"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0cm" svg:y1="14.85cm" svg:x2="21cm" svg:y2="14.85cm">
          <text:p/>
        </draw:line>
        <draw:line draw:style-name="gr1" draw:text-style-name="P1" draw:layer="layout" svg:x1="10.5cm" svg:y1="0cm" svg:x2="10.5cm" svg:y2="14.875cm">
          <text:p/>
        </draw:line>
        <draw:frame draw:style-name="gr2" draw:text-style-name="P3" draw:layer="layout" svg:width="8.625cm" svg:height="12.465cm" svg:x="1cm" svg:y="1.5cm">
          <draw:text-box>
            <text:p text:style-name="P2"><text:span text:style-name="T1">Gremetith était un géant exilé venant d’une chaîne de montagnes de la Terre Sans Fin. Il était convaincu que les dieux étaient </text:span><text:span text:style-name="T1">des imposteurs qui ne tirent leur puissance que de la peur et la crédulité des mortels. Son dessein était de mettre les dieux un à </text:span><text:span text:style-name="T1">un à genoux, afin d'ouvrir les yeux des mortels et de rétablir le juste équilibre des choses. C'était un géant très puissant qui </text:span><text:span text:style-name="T1">maniait aussi bien la sorcellerie que le marteau de guerre, et il mit bon nombre de dieux à terre, jusqu'au jour où il vainquit </text:span><text:span text:style-name="T1">Schein, le dieu de la connexion, et détruisit son temple. Schein était mal-aimé parmi les dieux, et ce combat était en réalité un </text:span><text:span text:style-name="T1">piège tendu par Olonock le dieu de l'intégrité, et Animar le dieu de l'âme. Sacrifiant leur confrère, les deux dieux attendirent la </text:span><text:span text:style-name="T1">fin du combat pour neutraliser le puissant Gremetith, et enfermèrent son âme dans un rocher avant de détruire son corps.</text:span></text:p>
            <text:p text:style-name="P2"><text:span text:style-name="T1">Gremetith resta de nombreuses années prisonnier de ce roc, avant de pouvoir le plier à sa volonté et en faire son nouveau </text:span><text:span text:style-name="T1">corps. Il n'était plus le grand Gremetith craint par les dieux, mais sa détermination n'était que renforcée. Il jura alors de tuer tous </text:span><text:span text:style-name="T1">les dieux de la Terre Sans Fin sans exception. Il espérait également trouver une enveloppe corporelle moins limitée, mais </text:span><text:span text:style-name="T1">n’avait que peu d’espoir en ce sens. Au cours de sa quête il rencontra Hurwuti, l'araignée masquée, qui entretenait également </text:span><text:span text:style-name="T1">une haîne profonde envers les dieux. Ils se lièrent d'amitié et pourfendirent ensemble de nombreuses divinités.</text:span></text:p>
            <text:p text:style-name="P2"><text:span text:style-name="T1">Un jour qu'ils chassaient encore un autre dieu dans une mine, le sol trembla soudain et les murs s'effondrèrent autour d'eux, les </text:span><text:span text:style-name="T1">laissant prisonniers.</text:span></text:p>
          </draw:text-box>
        </draw:frame>
        <draw:frame draw:style-name="gr3" draw:text-style-name="P3" draw:layer="layout" svg:width="8.875cm" svg:height="13.067cm" svg:x="11.125cm" svg:y="1.5cm">
          <draw:text-box>
            <text:p text:style-name="P2"><text:span text:style-name="T2">Hurwuti est une grande araignée au corps d’un noir </text:span><text:span text:style-name="T2">absolu. Elle fut élevée par son père Hur, le plus petit et </text:span><text:span text:style-name="T2">humble des dieux, dans une contrée reculée de la Terre </text:span><text:span text:style-name="T2">Sans Fin. Hur vivait simplement, tel un mortel, dans une </text:span><text:span text:style-name="T2">petite bicoque de bois. Il était le dieu des mystères et des </text:span><text:span text:style-name="T2">secrets, et il ne divulgait jamais d'information lorsque </text:span><text:span text:style-name="T2">cela n'était pas nécessaire. Ainsi, il ne révéla jamais à </text:span><text:span text:style-name="T1">Hurwuti l'identité exacte de sa mère, si ce n'est que </text:span><text:span text:style-name="T1">comme lui elle était également une déesse, et qu’elle lui </text:span><text:span text:style-name="T1">ressemblait beaucoup. Hur pensait que sa fille était </text:span><text:span text:style-name="T1">faible comme lui, et il l'avait enfermée dans sa cabane </text:span><text:span text:style-name="T1">depuis sa naissance pour la protéger. Quand Hurwuti </text:span><text:span text:style-name="T1">découvrit qu'il existait un monde extérieur que son père </text:span><text:span text:style-name="T1">lui dissimulait, elle devint folle de rage, tua Hur et le </text:span><text:span text:style-name="T1">dévora sous l'effet de la colère. C'est à ce moment que </text:span><text:span text:style-name="T1">son visage se recouvrit d'un masque blanc de honte, </text:span><text:span text:style-name="T1">dernier vestige de l'existence du dieu.</text:span></text:p>
            <text:p text:style-name="P2"><text:span text:style-name="T1">La haîne de l'araignée envers son père n'était pourtant </text:span><text:span text:style-name="T1">pas apaisée, et s’était même généralisée à tous les </text:span><text:span text:style-name="T1">dieux. Qui sont-ils pour prétendre pouvoir contrôler la vie </text:span><text:span text:style-name="T1">d'autrui ? Depuis ce jour Hurwuti parcourut la Terre Sans </text:span><text:span text:style-name="T1">Fin à la recherche de dieux à tuer. Parmi eux elle </text:span><text:span text:style-name="T1">cherchait notamment sa propre mère. En effet ses </text:span><text:span text:style-name="T1">sentiments envers elle étaient mitigés : d'un côté elle </text:span><text:span text:style-name="T1">aimerait avoir une figure maternelle à qui se confier, et </text:span><text:span text:style-name="T1">d'un autre côté elle lui en voulait terriblement pour l'avoir </text:span><text:span text:style-name="T1">abandonnée à sa naissance. Au cours de sa quête elle </text:span><text:span text:style-name="T1">rencontra Gremetith, le mystérieux golem de pierre, qui </text:span><text:span text:style-name="T1">entretenait également une haîne profonde envers les </text:span><text:span text:style-name="T1">dieux. Ils se lièrent d'amitié et pourfendirent ensemble de </text:span><text:span text:style-name="T1">nombreuses divinités. Elle ne lui avoua cependant </text:span><text:span text:style-name="T1">jamais sa propre origine divine, de peur qu'il s'en prenne </text:span><text:span text:style-name="T1">également à elle.</text:span></text:p>
            <text:p text:style-name="P2"><text:span text:style-name="T1">Un jour qu'ils chassaient encore un autre dieu dans une </text:span><text:span text:style-name="T1">mine, le sol trembla soudain et les murs s'effondrèrent </text:span><text:span text:style-name="T1">autour d'eux, les laissant prisonniers.</text:span></text:p>
          </draw:text-box>
        </draw:frame>
        <draw:frame draw:style-name="gr4" draw:text-style-name="P4" draw:layer="layout" svg:width="5.823cm" svg:height="0.806cm" svg:x="2.25cm" svg:y="0.7cm">
          <draw:text-box>
            <text:p><text:span text:style-name="T3">Gremetith</text:span><text:span text:style-name="T4">, le prisonnier</text:span></text:p>
          </draw:text-box>
        </draw:frame>
        <draw:frame draw:style-name="gr5" draw:text-style-name="P4" draw:layer="layout" svg:width="4.829cm" svg:height="0.806cm" svg:x="13.202cm" svg:y="0.7cm">
          <draw:text-box>
            <text:p><text:span text:style-name="T3">Hurwuti</text:span><text:span text:style-name="T4">, la bâtarde</text:span></text:p>
          </draw:text-box>
        </draw:frame>
        <draw:line draw:style-name="gr1" draw:text-style-name="P1" draw:layer="layout" svg:x1="0cm" svg:y1="18.2cm" svg:x2="21cm" svg:y2="18.2cm">
          <text:p/>
        </draw:line>
        <draw:line draw:style-name="gr1" draw:text-style-name="P1" draw:layer="layout" svg:x1="0cm" svg:y1="23.9cm" svg:x2="21cm" svg:y2="23.9cm">
          <text:p/>
        </draw:line>
        <draw:frame draw:style-name="gr6" draw:text-style-name="P6" draw:layer="layout" svg:width="8.625cm" svg:height="4.991cm" svg:x="0.901cm" svg:y="19.59cm">
          <draw:text-box>
            <text:list text:style-name="L1">
              <text:list-item>
                <text:p text:style-name="P5"><text:span text:style-name="T5">AAAAAAAAAAAAAAAAAAAAAAAAAAAAAAAAAAAAAAAAAAAAAAAAAAAAAAAAAAAAAAAAAAAAAAAAAAAAAAAAAAAAAAAAAAAAAAAAAAAAAAAAAAAAAAAAAAAAAAAAAAAAAAAAAAAAAAAAAAAAAAAAAAAAAAAAAAAAAAAAAAAAAAAAAAAAAAAAAAAAAAAAAAAAAAAAAAAAAAAAAAAAAAAAAAAAAAAAAAAAAAAAAAAAAAAAAA</text:span></text:p>
              </text:list-item>
            </text:list>
          </draw:text-box>
        </draw:frame>
        <draw:frame draw:style-name="gr7" draw:text-style-name="P6" draw:layer="layout" svg:width="8.849cm" svg:height="4.043cm" svg:x="10.901cm" svg:y="19.601cm">
          <draw:text-box>
            <text:list text:style-name="L1">
              <text:list-item>
                <text:p text:style-name="P5"><text:span text:style-name="T5">Karvel connaît les voies du Sel</text:span></text:p>
              </text:list-item>
              <text:list-item>
                <text:p text:style-name="P5"><text:span text:style-name="T5">Consommer du Sel rend Karvel plus fort.</text:span></text:p>
              </text:list-item>
              <text:list-item>
                <text:p text:style-name="P5"><text:span text:style-name="T5">Karvel possède le réceptacle du Sel, un artefact supposé indiquer le chemin vers l’objet des désirs de quiconque lui offre assez de cristaux de Sel différents</text:span></text:p>
              </text:list-item>
            </text:list>
          </draw:text-box>
        </draw:frame>
        <draw:line draw:style-name="gr1" draw:text-style-name="P1" draw:layer="layout" svg:x1="10.5cm" svg:y1="18.25cm" svg:x2="10.5cm" svg:y2="29.7cm">
          <text:p/>
        </draw:line>
        <draw:frame draw:style-name="gr8" draw:text-style-name="P7" draw:layer="layout" svg:width="18.839cm" svg:height="2.148cm" svg:x="0.911cm" svg:y="15.636cm">
          <draw:text-box>
            <text:p><text:span text:style-name="T6">Cet homme était autrefois Orcanna, le meneur d'une grande caravane marchande. Un jour, en ouvrant la porte de sa tente il tomba sur un long couloir, dans lequel il s'engouffra. Il progressa quelques instants dans la galerie avant de s'égarer. Il se retrouva seul dans le noir pendant quelques instants, avant d'entendre une étrange chanson, puis il sentit une forte douleur et soudainement plus rien.</text:span></text:p>
          </draw:text-box>
        </draw:frame>
        <draw:frame draw:style-name="gr7" draw:text-style-name="P8" draw:layer="layout" svg:width="8.473cm" svg:height="4.043cm" svg:x="10.902cm" svg:y="24.602cm">
          <draw:text-box>
            <text:list text:style-name="L1">
              <text:list-item>
                <text:p text:style-name="P5"><text:span text:style-name="T6">Anacron-Bot réduit de 1 les dégâts physiques qu’il subit.</text:span></text:p>
              </text:list-item>
              <text:list-item>
                <text:p text:style-name="P5"><text:span text:style-name="T6">Anacron-Bot augmente de 1 les dégâts électriques qu’il subit.</text:span></text:p>
              </text:list-item>
              <text:list-item>
                <text:p text:style-name="P5"><text:span text:style-name="T6">Les coups de poing d’Anacron-Bot infligent [physique 1 + électrique 1] distance.</text:span></text:p>
              </text:list-item>
              <text:list-item>
                <text:p text:style-name="P5"><text:span text:style-name="T6">Anacron-Bot peut passer son tour pour supprimer 1 blessure de sa main/défausse.</text:span></text:p>
              </text:list-item>
              <text:list-item>
                <text:p text:style-name="P5"><text:span text:style-name="T6">Anacron-Bot a la classe.</text:span></text:p>
              </text:list-item>
            </text:list>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4-20T20:58:38.045000000</meta:creation-date>
    <meta:generator>LibreOffice/7.3.7.2$Linux_X86_64 LibreOffice_project/30$Build-2</meta:generator>
    <dc:date>2023-04-30T21:02:27.697592297</dc:date>
    <meta:editing-duration>PT3H52M24S</meta:editing-duration>
    <meta:editing-cycles>18</meta:editing-cycles>
    <meta:document-statistic meta:object-count="13"/>
  </office:meta>
</office:document-meta>
</file>